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4ac" officeooo:paragraph-rsid="001c3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ts : divisent leur fonctionnement en modules avec une architecture souvent assez complex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6:45:51.473000000</meta:creation-date>
    <dc:date>2024-05-25T16:50:28.934000000</dc:date>
    <meta:editing-duration>PT4M38S</meta:editing-duration>
    <meta:editing-cycles>1</meta:editing-cycles>
    <meta:document-statistic meta:table-count="0" meta:image-count="0" meta:object-count="0" meta:page-count="1" meta:paragraph-count="1" meta:word-count="13" meta:character-count="92" meta:non-whitespace-character-count="92"/>
    <meta:generator>LibreOffice/7.6.2.1$Windows_X86_64 LibreOffice_project/56f7684011345957bbf33a7ee678afaf4d2ba333</meta:generator>
  </office:meta>
</office:document-meta>
</file>